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116" officeooo:paragraph-rsid="0009c116"/>
    </style:style>
    <style:style style:name="P2" style:family="paragraph" style:parent-style-name="Standard">
      <style:text-properties officeooo:rsid="0009c116" officeooo:paragraph-rsid="0009c116"/>
    </style:style>
    <style:style style:name="P3" style:family="paragraph" style:parent-style-name="Standard">
      <style:text-properties officeooo:rsid="0009c116" officeooo:paragraph-rsid="0013a62d"/>
    </style:style>
    <style:style style:name="P4" style:family="paragraph" style:parent-style-name="Standard">
      <style:text-properties officeooo:rsid="0009c116" officeooo:paragraph-rsid="0016df32"/>
    </style:style>
    <style:style style:name="P5" style:family="paragraph" style:parent-style-name="Standard">
      <style:text-properties officeooo:rsid="0009c116" officeooo:paragraph-rsid="001883fd"/>
    </style:style>
    <style:style style:name="P6" style:family="paragraph" style:parent-style-name="Standard">
      <style:text-properties officeooo:rsid="0009c116" officeooo:paragraph-rsid="001a5d0b"/>
    </style:style>
    <style:style style:name="P7" style:family="paragraph" style:parent-style-name="Standard">
      <style:text-properties officeooo:rsid="000be4d5" officeooo:paragraph-rsid="000be4d5"/>
    </style:style>
    <style:style style:name="P8" style:family="paragraph" style:parent-style-name="Standard">
      <style:text-properties officeooo:rsid="000d45a6" officeooo:paragraph-rsid="000d45a6"/>
    </style:style>
    <style:style style:name="P9" style:family="paragraph" style:parent-style-name="Standard">
      <style:text-properties officeooo:rsid="000d591a" officeooo:paragraph-rsid="000e540c"/>
    </style:style>
    <style:style style:name="P10" style:family="paragraph" style:parent-style-name="Standard">
      <style:text-properties officeooo:rsid="00116b57" officeooo:paragraph-rsid="00116b57"/>
    </style:style>
    <style:style style:name="T1" style:family="text">
      <style:text-properties officeooo:rsid="0009f0e2"/>
    </style:style>
    <style:style style:name="T2" style:family="text">
      <style:text-properties officeooo:rsid="000c8cf7"/>
    </style:style>
    <style:style style:name="T3" style:family="text">
      <style:text-properties officeooo:rsid="000e540c"/>
    </style:style>
    <style:style style:name="T4" style:family="text">
      <style:text-properties officeooo:rsid="001372f7"/>
    </style:style>
    <style:style style:name="T5" style:family="text">
      <style:text-properties officeooo:rsid="0013a62d"/>
    </style:style>
    <style:style style:name="T6" style:family="text">
      <style:text-properties officeooo:rsid="00144e59"/>
    </style:style>
    <style:style style:name="T7" style:family="text">
      <style:text-properties officeooo:rsid="0015fd0e"/>
    </style:style>
    <style:style style:name="T8" style:family="text">
      <style:text-properties officeooo:rsid="0016df32"/>
    </style:style>
    <style:style style:name="T9" style:family="text">
      <style:text-properties officeooo:rsid="001883fd"/>
    </style:style>
    <style:style style:name="T10" style:family="text">
      <style:text-properties officeooo:rsid="001a5d0b"/>
    </style:style>
    <style:style style:name="T11" style:family="text">
      <style:text-properties fo:font-weight="bold" officeooo:rsid="001a5d0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Class Activity 9/28/2015<text:line-break/><text:line-break/><text:span text:style-name="T11">Bowei Zhao In Class Assignment </text:span></text:p>
      <text:p text:style-name="P1"/>
      <text:p text:style-name="P1">For each of the following activities, indicate the command or commands that you issued to complete the task. <text:s/>Make sure the command will do what the task asks.</text:p>
      <text:p text:style-name="P1"/>
      <text:p text:style-name="P1">1. As a regular user, search the /etc directory for every file name<text:span text:style-name="T1">d</text:span> passwd. <text:s/>Redirect error messages from your search to /dev/null.</text:p>
      <text:p text:style-name="P1"/>
      <text:p text:style-name="P7">sudo find /etc/ -name “passwd” <text:span text:style-name="T2">2&gt;/dev/null</text:span></text:p>
      <text:p text:style-name="P1"/>
      <text:p text:style-name="P1">2. Create a directory in your home directory called TEST. <text:s/>Create files in that directory named one, two, and three that full read/write/execute permissions on for everyone (user, group, and other). Construct a find command to find those files and any others that have write permission open to “others” from your home directory and below.</text:p>
      <text:p text:style-name="P1"/>
      <text:p text:style-name="P8"><text:span text:style-name="T4">s</text:span>udo mkdir TEST</text:p>
      <text:p text:style-name="P9">sudo touch one two three<text:line-break/>sudo chmod u=rwx,g=rwx,o=rwx one<text:line-break/>sudo chmod u=rwx,g=rwx,o=rwx two<text:line-break/>sudo chmod u=rwx,g=rwx,o=rwx three<text:line-break/><text:span text:style-name="T3">sudo find /home -perm -o+w // just write permissions </text:span></text:p>
      <text:p text:style-name="P1"/>
      <text:p text:style-name="P1">3. Find files under the /usr/share/doc directory that have not been modified in more than 300 days.</text:p>
      <text:p text:style-name="P1"/>
      <text:p text:style-name="P10">sudo find /usr/share/doc -mtime 300</text:p>
      <text:p text:style-name="P10"/>
      <text:p text:style-name="P3">4. Create a /temp/FILES directory. <text:s/>Find all files under /usr/share directory that are more than 5MB and less than 10MB and copy them to the /tmp/FILES diretory.<text:line-break/><text:line-break/><text:span text:style-name="T5">sudo mkdir -p /tmp/FILES</text:span><text:line-break/><text:span text:style-name="T5">sudo find /usr/share -size +5M -size -10M -exec cp {} /tmp/FILES \;</text:span></text:p>
      <text:p text:style-name="P1"/>
      <text:p text:style-name="P4">5. <text:s/>Find every file in the /tmp/FILES directory, and make a backup copy of each file in the same directory. <text:s/>Use the file's existing name and just append .mybackup to create each backup file.<text:line-break/><text:line-break/><text:span text:style-name="T7">sudo find /temp/FILES -type f -print</text:span><text:line-break/><text:span text:style-name="T8">sudo find /temp/FILES -exec cp {} -R -b --suffix=mybackup /temp/FILES \;</text:span></text:p>
      <text:p text:style-name="P1"/>
      <text:p text:style-name="P5">6. Using grep, search inside the files contained in the /usr/share/doc directory for the term e1000 (case-insensitive) and list the names of the files that contain that term.<text:line-break/><text:line-break/><text:span text:style-name="T9">sudo grep -r -i "e1000" /usr/share/doc</text:span></text:p>
      <text:p text:style-name="P1"/>
      <text:p text:style-name="P6">7. Search for the e1000 term again in the same location, but this time list ever line that contains the term and highlight the term in color.<text:line-break/><text:line-break/><text:span text:style-name="T10">sudo grep --color -r -n "e1000" /usr/share/d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1:22:49.833000000</meta:creation-date>
    <dc:date>2015-09-28T19:41:47.804588287</dc:date>
    <meta:editing-duration>PT2H28M6S</meta:editing-duration>
    <meta:editing-cycles>18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335" meta:character-count="2019" meta:non-whitespace-character-count="1686"/>
  </office:meta>
</office:document-meta>
</file>